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066d28" officeooo:paragraph-rsid="00175a23" style:font-weight-asian="bold" style:font-weight-complex="bold"/>
    </style:style>
    <style:style style:name="P2" style:family="paragraph" style:parent-style-name="Standard">
      <style:text-properties fo:font-weight="bold" officeooo:rsid="00066d28" officeooo:paragraph-rsid="00175a23" style:font-weight-asian="bold" style:font-weight-complex="bold"/>
    </style:style>
    <style:style style:name="P3" style:family="paragraph" style:parent-style-name="Standard">
      <style:text-properties fo:font-weight="bold" officeooo:rsid="00009195" officeooo:paragraph-rsid="00175a23" style:font-weight-asian="bold" style:font-weight-complex="bold"/>
    </style:style>
    <style:style style:name="P4" style:family="paragraph" style:parent-style-name="Standard">
      <style:text-properties fo:font-weight="bold" officeooo:rsid="0004b3b0" officeooo:paragraph-rsid="00175a23" style:font-weight-asian="bold" style:font-weight-complex="bold"/>
    </style:style>
    <style:style style:name="P5" style:family="paragraph" style:parent-style-name="Standard">
      <style:text-properties fo:font-weight="bold" officeooo:rsid="000580da" officeooo:paragraph-rsid="00175a23" style:font-weight-asian="bold" style:font-weight-complex="bold"/>
    </style:style>
    <style:style style:name="P6" style:family="paragraph" style:parent-style-name="Standard">
      <style:text-properties fo:font-weight="bold" officeooo:rsid="0005570f" officeooo:paragraph-rsid="00175a23" style:font-weight-asian="bold" style:font-weight-complex="bold"/>
    </style:style>
    <style:style style:name="P7" style:family="paragraph" style:parent-style-name="Header">
      <style:text-properties officeooo:rsid="00159e94" officeooo:paragraph-rsid="00159e9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924a" style:font-weight-asian="normal" style:font-weight-complex="normal"/>
    </style:style>
    <style:style style:name="T3" style:family="text">
      <style:text-properties fo:font-weight="normal" officeooo:rsid="000308a7" style:font-weight-asian="normal" style:font-weight-complex="normal"/>
    </style:style>
    <style:style style:name="T4" style:family="text">
      <style:text-properties officeooo:rsid="0001924a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ta-se de<text:span text:style-name="T1"> (VTI+se) é sempre </text:span>invariável<text:span text:style-name="T1"> e indica </text:span>sujeito indeterminado<text:span text:style-name="T1">. </text:span><text:span text:style-name="T2">Ou seja, se o sujeito é indeterminado, na oração </text:span><text:span text:style-name="T4">não</text:span><text:span text:style-name="T2"> poderá haver um sujeito simples ou composto.</text:span></text:p>
      <text:p text:style-name="P4"><text:span text:style-name="T3"/></text:p>
      <text:p text:style-name="P5"><text:span text:style-name="T3">O </text:span><text:span text:style-name="T1">verbo </text:span>haver<text:span text:style-name="T1"> é impessoal (não tem sujeito).</text:span></text:p>
      <text:p text:style-name="P4"><text:span text:style-name="T3"/></text:p>
      <text:p text:style-name="P4"><text:span text:style-name="T3">H</text:span><text:span text:style-name="T1">á pessoas ruins no mundo → Haver = verbo impessoal → não se flexiona → Há (VTD) / pessoas ruins no mundo (OD)</text:span></text:p>
      <text:p text:style-name="P4"><text:span text:style-name="T1">Existem pessoas ruins no mundo → Existir = verbo pessoal → flexiona-se de acordo com o sujeito → Existem (VI) / pessoas ruins no mundo (sujeito)</text:span></text:p>
      <text:p text:style-name="P4"><text:span text:style-name="T1"/></text:p>
      <text:p text:style-name="P4"><text:span text:style-name="T1">Nas locuções verbais, o verbo impessoal (ex.: haver) “contamina” os verbos auxiliares que as compõem. Ex.: </text:span>Deve haver<text:span text:style-name="T1"> mil pessoas aqui.</text:span></text:p>
      <text:p text:style-name="P4"><text:span text:style-name="T1"/></text:p>
      <text:p text:style-name="P6"><text:span text:style-name="T1">Quando a oração </text:span>não tem sujeito<text:span text:style-name="T1">, tudo é predicado.</text:span></text:p>
      <text:p text:style-name="P6"><text:span text:style-name="T1"/></text:p>
      <text:p text:style-name="P2">OD preposicionado<text:span text:style-name="T1">:</text:span></text:p>
      <text:list xml:id="list2330267663" text:style-name="L1">
        <text:list-item>
          <text:p text:style-name="P1"><text:span text:style-name="T1">casos </text:span>obrigatórios<text:span text:style-name="T1">:</text:span></text:p>
          <text:list>
            <text:list-item>
              <text:p text:style-name="P1"><text:span text:style-name="T1">OD = pronome oblíquo tônico | OD = quem:</text:span></text:p>
              <text:list>
                <text:list-item>
                  <text:p text:style-name="P1"><text:span text:style-name="T1">ex.: Vendemos </text:span>a <text:span text:style-name="T5">nós</text:span><text:span text:style-name="T1"> mesmos (vender = VTD);</text:span></text:p>
                </text:list-item>
                <text:list-item>
                  <text:p text:style-name="P1"><text:span text:style-name="T1">ex.: Encontrou o funcionário </text:span>a<text:span text:style-name="T1"> </text:span><text:span text:style-name="T5">quem</text:span><text:span text:style-name="T6"> tinha demitido (demitir = VTD);</text:span></text:p>
                </text:list-item>
              </text:list>
            </text:list-item>
            <text:list-item>
              <text:p text:style-name="P1"><text:span text:style-name="T1">OD = verbo no infinitivo:</text:span></text:p>
              <text:list>
                <text:list-item>
                  <text:p text:style-name="P1"><text:span text:style-name="T1">ex.: Ela me ensinou </text:span>a <text:span text:style-name="T1">nadar (ensinar = VTD);</text:span></text:p>
                </text:list-item>
              </text:list>
            </text:list-item>
            <text:list-item>
              <text:p text:style-name="P1"><text:span text:style-name="T1">p/ evitar ambiguidade:</text:span></text:p>
              <text:list>
                <text:list-item>
                  <text:p text:style-name="P1"><text:span text:style-name="T1">ex.: A onça </text:span>a<text:span text:style-name="T1">o caçador surpreendeu;</text:span></text:p>
                </text:list-item>
              </text:list>
            </text:list-item>
            <text:list-item>
              <text:p text:style-name="P1"><text:span text:style-name="T1">reciprocidade:</text:span></text:p>
              <text:list>
                <text:list-item>
                  <text:p text:style-name="P1"><text:span text:style-name="T1">ex.: O menino e a menina ofenderam-se uns </text:span>a<text:span text:style-name="T1">os outros;</text:span></text:p>
                </text:list-item>
              </text:list>
            </text:list-item>
          </text:list>
        </text:list-item>
        <text:list-item>
          <text:p text:style-name="P1"><text:span text:style-name="T1">casos </text:span>facultativos<text:span text:style-name="T1">: para ênfase ou por tradição.</text:span></text:p>
        </text:list-item>
      </text:list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9e94" officeooo:paragraph-rsid="00159e9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– Sintaxe (oração/período)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4:57:56.681000000</meta:creation-date>
    <dc:date>2018-06-05T16:14:54.768000000</dc:date>
    <meta:editing-duration>PT1H17M7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19" meta:word-count="202" meta:character-count="1126" meta:non-whitespace-character-count="953"/>
  </office:meta>
</office:document-meta>
</file>